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/>
    </style:style>
    <style:style style:name="P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ndowsPlc – specification</text:p>
      <text:p text:style-name="P1">Andrei Errapart / <text:a xlink:type="simple" xlink:href="mailto:andrei@errapartengineering.com">andrei@errapartengineering.com</text:a> / 56 692 469</text:p>
      <text:p text:style-name="Standard"/>
      <text:h text:style-name="Heading_20_1" text:outline-level="1">Introduction</text:h>
      <text:p text:style-name="Standard"/>
      <text:p text:style-name="Standard">WindowsPlc is a version of PlcMaster running on Windows or Linux.</text:p>
      <text:p text:style-name="Standard"/>
      <text:p text:style-name="Standard">With the exception of the user interface, the documentation for the PlcMaster applies for WindowsPlc, too.</text:p>
      <text:p text:style-name="Standard"/>
      <text:h text:style-name="Heading_20_1" text:outline-level="1">Usage</text:h>
      <text:p text:style-name="Standard">Command line:</text:p>
      <text:p text:style-name="Standard"/>
      <text:p text:style-name="Standard">java -jar WindowsPlc.jar [--time RUNTIME_SEC]</text:p>
      <text:p text:style-name="Standard"/>
      <text:p text:style-name="Standard">Options:</text:p>
      <text:p text:style-name="Standard">--time RUNTIME_SEC<text:tab/>Limit the running time to RUNTIME_SEC seconds.</text:p>
      <text:p text:style-name="Standard">--config FILENAME<text:tab/><text:tab/>Use an alternative configuration from the file FILENAME.</text:p>
      <text:p text:style-name="Standard">--dump<text:tab/><text:tab/><text:tab/><text:tab/>Dump all signals on every round.</text:p>
      <text:p text:style-name="Standard"/>
      <text:h text:style-name="Heading_20_1" text:outline-level="1">Configuration file</text:h>
      <text:p text:style-name="Standard"/>
      <text:p text:style-name="Standard">Configuration file is „WindowsPlc.ini“, in the JSON format.</text:p>
      <text:p text:style-name="Standard"/>
      <text:p text:style-name="Standard">Example:</text:p>
      <text:p text:style-name="P2">{</text:p>
      <text:p text:style-name="P2"><text:tab/>"DeviceId" : "{ \"PlcId\" : \"eth0:00:0D:E0:B0:27:7A\" }",</text:p>
      <text:p text:style-name="P2"><text:tab/>"ModbusServer" : "127.0.0.1:1502",</text:p>
      <text:p text:style-name="P2"><text:tab/>"ControlServer" : "192.168.5.107:1503",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t" fo:country="E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4T07:41:27.49</meta:creation-date>
    <dc:date>2013-06-23T12:57:23.45</dc:date>
    <meta:editing-duration>PT8H26M48S</meta:editing-duration>
    <meta:editing-cycles>8</meta:editing-cycles>
    <meta:generator>OpenOffice.org/3.4$Win32 OpenOffice.org_project/340m1$Build-9590</meta:generator>
    <meta:document-statistic meta:table-count="0" meta:image-count="0" meta:object-count="0" meta:page-count="1" meta:paragraph-count="20" meta:word-count="107" meta:character-count="753"/>
  </office:meta>
</office:document-meta>
</file>